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59c80" officeooo:paragraph-rsid="00059c8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one soldier funeral</text:p>
      <text:p text:style-name="P1"/>
      <text:p text:style-name="P1">Lone soldier Ohad Amit died while fighting for our country but there is no one to accompany him during his last trip. Please come and pay your respects for a man who gave his life to protect you.</text:p>
      <text:p text:style-name="P1">Date: 5.3.2014 time: 4:00 where: ramat Gan cemetery</text:p>
      <text:p text:style-name="P1"/>
      <text:p text:style-name="P1"/>
      <text:p text:style-name="P1"/>
      <text:p text:style-name="P1">farmers market from north</text:p>
      <text:p text:style-name="P1"/>
      <text:p text:style-name="P1">the agriculture business in the north has suffered greatly because of the war. We have invited farmers from the north to sell their fresh and tasty produce here because they can't in the north. We invite you to come and purchase these tasty fruits and vegetables strait from the source with a special <text:s/>price!</text:p>
      <text:p text:style-name="P1">Date: 7.9.2014 time: 12:00 where Tel Aviv Squa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06T11:49:52.295691742</meta:creation-date>
    <dc:date>2014-08-06T12:00:33.608026865</dc:date>
    <meta:editing-duration>P0D</meta:editing-duration>
    <meta:editing-cycles>1</meta:editing-cycles>
    <meta:document-statistic meta:table-count="0" meta:image-count="0" meta:object-count="0" meta:page-count="1" meta:paragraph-count="6" meta:word-count="115" meta:character-count="647" meta:non-whitespace-character-count="537"/>
    <meta:generator>LibreOffice/4.2.4.2$Linux_X86_64 LibreOffice_project/420m0$Build-2</meta:generator>
  </office:meta>
</office:document-meta>
</file>